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3178" officeooo:paragraph-rsid="001b3178"/>
    </style:style>
    <style:style style:name="P2" style:family="paragraph" style:parent-style-name="Standard">
      <style:text-properties officeooo:rsid="001b3178" officeooo:paragraph-rsid="001b3178"/>
    </style:style>
    <style:style style:name="P3" style:family="paragraph" style:parent-style-name="Standard">
      <style:text-properties officeooo:rsid="001cf2e1" officeooo:paragraph-rsid="001cf2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Gittest 1</text:p>
      <text:p text:style-name="P1"/>
      <text:p text:style-name="P1">Erste Version</text:p>
      <text:p text:style-name="P1"/>
      <text:p text:style-name="P3">Zweite Ver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9:23:09.504000000</meta:creation-date>
    <dc:date>2020-04-25T20:08:11.206000000</dc:date>
    <meta:editing-duration>PT38S</meta:editing-duration>
    <meta:editing-cycles>2</meta:editing-cycles>
    <meta:generator>LibreOffice/6.1.6.3$Windows_x86 LibreOffice_project/5896ab1714085361c45cf540f76f60673dd96a72</meta:generator>
    <meta:document-statistic meta:table-count="0" meta:image-count="0" meta:object-count="0" meta:page-count="1" meta:paragraph-count="3" meta:word-count="6" meta:character-count="36" meta:non-whitespace-character-count="33"/>
  </office:meta>
</office:document-meta>
</file>